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51cm" style:rel-column-width="1638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2" style:family="table-row">
      <style:table-row-properties style:min-row-height="0.677cm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dbcca" officeooo:paragraph-rsid="000dbcca"/>
    </style:style>
    <style:style style:name="P2" style:family="paragraph" style:parent-style-name="Heading_20_1">
      <style:text-properties officeooo:rsid="0011b8bc" officeooo:paragraph-rsid="0011b8bc"/>
    </style:style>
    <style:style style:name="P3" style:family="paragraph" style:parent-style-name="Heading_20_3">
      <style:text-properties officeooo:rsid="000dbcca" officeooo:paragraph-rsid="000dbcca"/>
    </style:style>
    <style:style style:name="P4" style:family="paragraph" style:parent-style-name="Table_20_Contents">
      <style:text-properties fo:font-weight="bold" officeooo:rsid="000f76b4" officeooo:paragraph-rsid="000f76b4" style:font-weight-asian="bold" style:font-weight-complex="bold"/>
    </style:style>
    <style:style style:name="P5" style:family="paragraph" style:parent-style-name="Table_20_Contents">
      <style:text-properties fo:font-weight="bold" officeooo:rsid="00111dcf" officeooo:paragraph-rsid="00111dcf" style:font-weight-asian="bold" style:font-weight-complex="bold"/>
    </style:style>
    <style:style style:name="P6" style:family="paragraph" style:parent-style-name="Table_20_Contents">
      <style:text-properties officeooo:rsid="000f76b4" officeooo:paragraph-rsid="000f76b4"/>
    </style:style>
    <style:style style:name="P7" style:family="paragraph" style:parent-style-name="Table_20_Contents">
      <style:text-properties fo:font-size="10pt" fo:font-weight="bold" officeooo:rsid="000f76b4" officeooo:paragraph-rsid="000f76b4" style:font-size-asian="10pt" style:font-weight-asian="bold" style:font-size-complex="10pt" style:font-weight-complex="bold"/>
    </style:style>
    <style:style style:name="P8" style:family="paragraph" style:parent-style-name="Table_20_Contents">
      <style:text-properties officeooo:rsid="00111dcf" officeooo:paragraph-rsid="00111dcf"/>
    </style:style>
    <style:style style:name="P9" style:family="paragraph" style:parent-style-name="Table_20_Contents">
      <style:text-properties officeooo:rsid="0011b8bc" officeooo:paragraph-rsid="0011b8bc"/>
    </style:style>
    <style:style style:name="P10" style:family="paragraph" style:parent-style-name="Text_20_body">
      <style:text-properties officeooo:rsid="000dbcca" officeooo:paragraph-rsid="000dbcca"/>
    </style:style>
    <style:style style:name="P11" style:family="paragraph" style:parent-style-name="Text_20_body">
      <style:text-properties officeooo:rsid="000f76b4" officeooo:paragraph-rsid="000f76b4"/>
    </style:style>
    <style:style style:name="P12" style:family="paragraph" style:parent-style-name="Text_20_body">
      <style:text-properties officeooo:rsid="00111dcf" officeooo:paragraph-rsid="00111dcf"/>
    </style:style>
    <style:style style:name="P13" style:family="paragraph" style:parent-style-name="Text_20_body">
      <style:text-properties officeooo:rsid="0011b8bc" officeooo:paragraph-rsid="0011b8bc"/>
    </style:style>
    <style:style style:name="P14" style:family="paragraph" style:parent-style-name="Text_20_body">
      <style:text-properties officeooo:rsid="0012523d" officeooo:paragraph-rsid="0012523d"/>
    </style:style>
    <style:style style:name="T1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1dcf"/>
    </style:style>
    <style:style style:name="T4" style:family="text">
      <style:text-properties officeooo:rsid="0011b8bc"/>
    </style:style>
    <style:style style:name="T5" style:family="text">
      <style:text-properties officeooo:rsid="001252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NS – Domain Name <text:span text:style-name="T1">System</text:span></text:h>
      <text:p text:style-name="P10">Ähnlich wie bei einem Telefonbuch, schaut man im DNS nach der Domain, um die dazugehörige IP zu erhalten. Die IP wird benötigt um eine Verbindung zum Server aufzubauen.</text:p>
      <text:p text:style-name="P10">Das Domain Name System ist ein System zur Auflösung von Computernamen in IP-Adressen und umgekehrt.<text:line-break/>Diese Informationen sind auf tausenden Nameservern (DNS-Server) verteilt.</text:p>
      <text:p text:style-name="P10">Es existieren viele tausend DNS-Server auf der ganzen Welt, die zusätzlich hierarchisch angeordnet sind und sich gegenseitig über Änderungen informieren. </text:p>
      <text:h text:style-name="P3" text:outline-level="3">Domain</text:h>
      <text:p text:style-name="P10">Die Domain dient dazu den kaum merkbaren IP-Adressen richtige Namen zu geben und gleichzeitig hierarchisch zu unterteilen.</text:p>
      <text:p text:style-name="P10">Im Uniform Resource Locater (URL) befinden sich auch meistens Domains.</text:p>
      <text:p text:style-name="P10">Sie sind dort meist dreiteilig, die einzelnen Ebenen werden darin meistens durch Punkte voneinander getrennt.</text:p>
      <table:table table:name="Tabelle1" table:style-name="Tabelle1">
        <table:table-column table:style-name="Tabelle1.A" table:number-columns-repeated="3"/>
        <table:table-row table:style-name="TableLine1942232973456">
          <table:table-cell table:style-name="Tabelle1.A1" office:value-type="string">
            <text:p text:style-name="P4">Host oder Dienst</text:p>
          </table:table-cell>
          <table:table-cell table:style-name="Tabelle1.A1" office:value-type="string">
            <text:p text:style-name="P4">Second-Level-Domain</text:p>
          </table:table-cell>
          <table:table-cell table:style-name="Tabelle1.C1" office:value-type="string">
            <text:p text:style-name="P4">Top-Level-Domain</text:p>
          </table:table-cell>
        </table:table-row>
        <table:table-row table:style-name="TableLine1942232973456">
          <table:table-cell table:style-name="Tabelle1.A2" office:value-type="string">
            <text:p text:style-name="P6">www.</text:p>
            <text:p text:style-name="P6">ftp.</text:p>
          </table:table-cell>
          <table:table-cell table:style-name="Tabelle1.A2" office:value-type="string">
            <text:p text:style-name="P6">brain-child.</text:p>
            <text:p text:style-name="P6">brain-child.</text:p>
          </table:table-cell>
          <table:table-cell table:style-name="Tabelle1.C2" office:value-type="string">
            <text:p text:style-name="P6">de</text:p>
          </table:table-cell>
        </table:table-row>
      </table:table>
      <text:p text:style-name="P10"/>
      <text:p text:style-name="P11">Mit Sub-Level-Domain</text:p>
      <table:table table:name="Tabelle2" table:style-name="Tabelle2">
        <table:table-column table:style-name="Tabelle2.A" table:number-columns-repeated="4"/>
        <table:table-row table:style-name="TableLine1942233011264">
          <table:table-cell table:style-name="Tabelle2.A1" office:value-type="string">
            <text:p text:style-name="P4"><text:span text:style-name="T2">Host</text:span> </text:p>
          </table:table-cell>
          <table:table-cell table:style-name="Tabelle2.A1" office:value-type="string">
            <text:p text:style-name="P7">Sub-Level-Domain</text:p>
          </table:table-cell>
          <table:table-cell table:style-name="Tabelle2.A1" office:value-type="string">
            <text:p text:style-name="P7">Second-Level-Domain</text:p>
          </table:table-cell>
          <table:table-cell table:style-name="Tabelle2.D1" office:value-type="string">
            <text:p text:style-name="P7">Top-Level-Domain</text:p>
          </table:table-cell>
        </table:table-row>
        <table:table-row table:style-name="Tabelle2.2">
          <table:table-cell table:style-name="Tabelle2.A2" office:value-type="string">
            <text:p text:style-name="P6">www.</text:p>
          </table:table-cell>
          <table:table-cell table:style-name="Tabelle2.A2" office:value-type="string">
            <text:p text:style-name="P6">odoo.</text:p>
          </table:table-cell>
          <table:table-cell table:style-name="Tabelle2.A2" office:value-type="string">
            <text:p text:style-name="P6">brain-child.</text:p>
          </table:table-cell>
          <table:table-cell table:style-name="Tabelle2.D2" office:value-type="string">
            <text:p text:style-name="P6">de</text:p>
          </table:table-cell>
        </table:table-row>
      </table:table>
      <text:p text:style-name="P11"/>
      <text:p text:style-name="P11">Neben der Namensauflösung dient das DNS auch zur Verwaltung der DNS-Zonen. <text:span text:style-name="T3">Diese stellen einen Verantwortungsbereich dar.</text:span></text:p>
      <text:p text:style-name="P12">Die Einträge in einer DNS-Zone werden als Resource Records bezeichnet. Ein Resource Record <text:span text:style-name="T4">beinhaltet</text:span> unterschiedliche Resource Types.</text:p>
      <table:table table:name="Tabelle3" table:style-name="Tabelle3">
        <table:table-column table:style-name="Tabelle3.A" table:number-columns-repeated="2"/>
        <table:table-row table:style-name="TableLine1942233009904">
          <table:table-cell table:style-name="Tabelle3.A1" office:value-type="string">
            <text:p text:style-name="P5">Record Type</text:p>
          </table:table-cell>
          <table:table-cell table:style-name="Tabelle3.B1" office:value-type="string">
            <text:p text:style-name="P5">Eintrag</text:p>
          </table:table-cell>
        </table:table-row>
        <table:table-row table:style-name="TableLine1942233009904">
          <table:table-cell table:style-name="Tabelle3.A2" office:value-type="string">
            <text:p text:style-name="P8">A</text:p>
          </table:table-cell>
          <table:table-cell table:style-name="Tabelle3.B2" office:value-type="string">
            <text:p text:style-name="P8">IPv4-Adresse</text:p>
          </table:table-cell>
        </table:table-row>
        <table:table-row table:style-name="TableLine1942233009904">
          <table:table-cell table:style-name="Tabelle3.A2" office:value-type="string">
            <text:p text:style-name="P8">AAAA</text:p>
          </table:table-cell>
          <table:table-cell table:style-name="Tabelle3.B2" office:value-type="string">
            <text:p text:style-name="P8">IPv6-Adresse</text:p>
          </table:table-cell>
        </table:table-row>
        <table:table-row table:style-name="TableLine1942233009904">
          <table:table-cell table:style-name="Tabelle3.A2" office:value-type="string">
            <text:p text:style-name="P8">CNAME</text:p>
          </table:table-cell>
          <table:table-cell table:style-name="Tabelle3.B2" office:value-type="string">
            <text:p text:style-name="P8">Verweis, Weiterleitung, Alias</text:p>
          </table:table-cell>
        </table:table-row>
        <table:table-row table:style-name="TableLine1942233009904">
          <table:table-cell table:style-name="Tabelle3.A2" office:value-type="string">
            <text:p text:style-name="P8">MX</text:p>
          </table:table-cell>
          <table:table-cell table:style-name="Tabelle3.B2" office:value-type="string">
            <text:p text:style-name="P8">Mailserver für die Zone</text:p>
          </table:table-cell>
        </table:table-row>
        <table:table-row table:style-name="TableLine1942233009904">
          <table:table-cell table:style-name="Tabelle3.A2" office:value-type="string">
            <text:p text:style-name="P8">NS</text:p>
          </table:table-cell>
          <table:table-cell table:style-name="Tabelle3.B2" office:value-type="string">
            <text:p text:style-name="P8">Nameserver <text:span text:style-name="T4">für die Zone</text:span></text:p>
          </table:table-cell>
        </table:table-row>
        <table:table-row table:style-name="TableLine1942233009904">
          <table:table-cell table:style-name="Tabelle3.A2" office:value-type="string">
            <text:p text:style-name="P9">SRV</text:p>
          </table:table-cell>
          <table:table-cell table:style-name="Tabelle3.B2" office:value-type="string">
            <text:p text:style-name="P9">Server für Windows-AD Dienst</text:p>
          </table:table-cell>
        </table:table-row>
        <table:table-row table:style-name="TableLine1942233009904">
          <table:table-cell table:style-name="Tabelle3.A2" office:value-type="string">
            <text:p text:style-name="P9">TXT</text:p>
          </table:table-cell>
          <table:table-cell table:style-name="Tabelle3.B2" office:value-type="string">
            <text:p text:style-name="P9">Liefert einen Text zurück</text:p>
          </table:table-cell>
        </table:table-row>
        <table:table-row table:style-name="TableLine1942233009904">
          <table:table-cell table:style-name="Tabelle3.A2" office:value-type="string">
            <text:p text:style-name="P9">SOA</text:p>
          </table:table-cell>
          <table:table-cell table:style-name="Tabelle3.B2" office:value-type="string">
            <text:p text:style-name="P9">Ansprechpartner für Zone</text:p>
          </table:table-cell>
        </table:table-row>
      </table:table>
      <text:h text:style-name="P2" text:outline-level="1"><text:soft-page-break/>DynDNS</text:h>
      <text:p text:style-name="P13">Will man das eigene Netzwerk dauerhaft im Internet erreichbar machen, zum Beispiel einen Server, dann braucht man eine statische IP-Adresse. Doch idR scheitert das an der Vergabe dynamischer IP-Adressen durch den ISP.</text:p>
      <text:p text:style-name="P14">Dienste die auf DDNS basieren sorgen dafür, dass DNS-Einträge bei wechselnder IP-Adresse automatisch aktualisiert werd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22:09:48.311000000</meta:creation-date>
    <dc:date>2021-02-10T23:45:43.367000000</dc:date>
    <meta:editing-duration>PT2M3S</meta:editing-duration>
    <meta:editing-cycles>1</meta:editing-cycles>
    <meta:document-statistic meta:table-count="3" meta:image-count="0" meta:object-count="0" meta:page-count="2" meta:paragraph-count="48" meta:word-count="254" meta:character-count="1826" meta:non-whitespace-character-count="1617"/>
    <meta:generator>LibreOffice/7.0.4.2$Windows_X86_64 LibreOffice_project/dcf040e67528d9187c66b2379df5ea4407429775</meta:generator>
  </office:meta>
</office:document-meta>
</file>